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</style:style>
    <style:style style:name="P7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weight="normal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weight="normal" style:font-size-asian="7pt" style:font-weight-asian="normal" style:font-size-complex="8pt" style:font-weight-complex="normal"/>
    </style:style>
    <style:style style:name="P13" style:family="paragraph" style:parent-style-name="Preformatted_20_Text">
      <style:paragraph-properties fo:margin-left="0.3535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.3535in" fo:margin-right="0in" fo:text-indent="0in" style:auto-text-indent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.353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16" style:family="paragraph" style:parent-style-name="Preformatted_20_Text">
      <style:paragraph-properties fo:margin-left="0.3535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</style:style>
    <style:style style:name="P18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8pt" style:font-size-asian="8pt" style:font-size-complex="8pt"/>
    </style:style>
    <style:style style:name="P20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9pt" style:font-size-asian="9pt" style:font-size-complex="9pt"/>
    </style:style>
    <style:style style:name="P22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23" style:family="paragraph" style:parent-style-name="Standard">
      <style:paragraph-properties fo:margin-left="0.3819in" fo:margin-right="0in" fo:text-align="justify" style:justify-single-word="false" fo:text-indent="0in" style:auto-text-indent="false" fo:background-color="transparent">
        <style:tab-stops/>
        <style:background-image/>
      </style:paragraph-properties>
    </style:style>
    <style:style style:name="P24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</style:style>
    <style:style style:name="P25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</style:style>
    <style:style style:name="P34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3508in" fo:margin-right="0in" fo:margin-top="0in" fo:margin-bottom="0.1965in" fo:text-align="justify" style:justify-single-word="false" fo:text-indent="0in" style:auto-text-indent="false" fo:background-color="transparent">
        <style:background-image/>
      </style:paragraph-properties>
      <style:text-properties fo:font-size="8pt" style:font-size-asian="8pt" style:font-size-complex="8pt"/>
    </style:style>
    <style:style style:name="P37" style:family="paragraph" style:parent-style-name="Preformatted_20_Text">
      <style:paragraph-properties fo:margin-left="0.3508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38" style:family="paragraph" style:parent-style-name="Preformatted_20_Text">
      <style:paragraph-properties fo:margin-left="0.3508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39" style:family="paragraph" style:parent-style-name="Standard">
      <style:paragraph-properties fo:margin-left="0.3437in" fo:margin-right="0in" fo:text-indent="0in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3437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3437in" fo:margin-right="0in" fo:text-indent="0in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2.15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2.15in" fo:margin-right="0in" fo:text-indent="0in" style:auto-text-indent="false"/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2.15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2.15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2.1409in" fo:margin-right="0in" fo:text-indent="0in" style:auto-text-indent="false"/>
      <style:text-properties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0.5256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2.1693in" fo:margin-right="0in" fo:text-indent="-1.6437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0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1" style:family="paragraph" style:parent-style-name="Preformatted_20_Text">
      <style:paragraph-properties fo:margin-left="0.3634in" fo:margin-right="0in" fo:text-indent="0in" style:auto-text-indent="false" fo:background-color="#e6e6ff"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2" style:family="paragraph" style:parent-style-name="Preformatted_20_Text">
      <style:paragraph-properties fo:margin-left="0.3634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53" style:family="paragraph" style:parent-style-name="Preformatted_20_Text">
      <style:paragraph-properties fo:margin-left="0.3634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54" style:family="paragraph" style:parent-style-name="Preformatted_20_Text">
      <style:paragraph-properties fo:margin-left="0.3634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55" style:family="paragraph" style:parent-style-name="Preformatted_20_Text">
      <style:paragraph-properties fo:margin-left="0.3634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56" style:family="paragraph" style:parent-style-name="Preformatted_20_Text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7" style:family="paragraph" style:parent-style-name="Preformatted_20_Text">
      <style:paragraph-properties fo:margin-left="0.3409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58" style:family="paragraph" style:parent-style-name="Preformatted_20_Text">
      <style:paragraph-properties fo:margin-left="0.3409in" fo:margin-right="0in" fo:text-indent="0in" style:auto-text-indent="false" fo:background-color="#e6e6ff">
        <style:background-image/>
      </style:paragraph-properties>
      <style:text-properties style:font-name="Liberation Sans" fo:font-size="8pt" fo:font-weight="bold" style:font-size-asian="8pt" style:font-weight-asian="bold" style:font-size-complex="8pt" style:font-weight-complex="bold"/>
    </style:style>
    <style:style style:name="P59" style:family="paragraph" style:parent-style-name="Standard">
      <style:paragraph-properties fo:margin-left="0.3575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60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weight="normal" style:font-size-asian="8pt" style:font-weight-asian="bold" style:font-size-complex="8pt" style:font-weight-complex="bold"/>
    </style:style>
    <style:style style:name="P61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P62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3" style:family="paragraph" style:parent-style-name="Standard">
      <style:paragraph-properties fo:margin-left="0.3819in" fo:margin-right="0in" fo:text-align="justify" style:justify-single-word="false" fo:text-indent="0.0071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4" style:family="paragraph" style:parent-style-name="Standard">
      <style:paragraph-properties fo:margin-left="0.6402in" fo:margin-right="0in" fo:text-align="justify" style:justify-single-word="false" fo:text-indent="0.0071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5" style:family="paragraph" style:parent-style-name="Standard">
      <style:paragraph-properties fo:margin-left="0.6402in" fo:margin-right="0in" fo:text-align="justify" style:justify-single-word="false" fo:text-indent="0.0071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left="0.6402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7" style:family="paragraph" style:parent-style-name="Standard">
      <style:paragraph-properties fo:margin-left="0.361in" fo:margin-right="0in" fo:text-align="justify" style:justify-single-word="false" fo:text-indent="0.0071in" style:auto-text-indent="false" fo:background-color="#e6e6ff">
        <style:tab-stops>
          <style:tab-stop style:position="0.0138in"/>
        </style:tab-stops>
        <style:background-image/>
      </style:paragraph-properties>
      <style:text-properties style:font-name="Times New Roman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Liberation Sans" fo:font-size="8pt" style:font-size-asian="8pt" style:font-size-complex="8pt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SERVER</text:p>
      <text:p text:style-name="P5"/>
      <text:p text:style-name="P5"/>
      <text:p text:style-name="P33">1.<text:tab/>Projekció a mapserver MAP fájljában</text:p>
      <text:p text:style-name="P19"/>
      <text:p text:style-name="P20">EOV: IUGG1967 ellipszoidról (GRS67), melynek vonatkozási rendszere HD72, vetítés történik az Uj Gauss gömbre, majd innen egy hengervetületre. </text:p>
      <text:p text:style-name="P20">A határok a következők:</text:p>
      <text:p text:style-name="P21"/>
      <text:p text:style-name="P22">WGS bounds:<text:tab/><text:tab/>16.1200, 45.7800, 22.9100, 48.6000</text:p>
      <text:p text:style-name="P22">Projected bounds:<text:tab/>422251.0071, 52297.3726, 950242.2793, 368889.2588</text:p>
      <text:p text:style-name="P23"/>
      <text:p text:style-name="P23">Két féleképpen fejezhető ki a térkép vonatkozási rendszere. Az első:</text:p>
      <text:p text:style-name="P22">PROJECTION</text:p>
      <text:p text:style-name="P22"><text:tab/>“init=epsg:2370”</text:p>
      <text:p text:style-name="P22">END</text:p>
      <text:p text:style-name="P23"/>
      <text:p text:style-name="P23">És ez pedig a másik.</text:p>
      <text:p text:style-name="P22">PROJECTION</text:p>
      <text:p text:style-name="P22"><text:tab/>“proj=?</text:p>
      <text:p text:style-name="P22"><text:tab/>“ellps=GRS67”</text:p>
      <text:p text:style-name="P22"><text:tab/>“datum=HD72”</text:p>
      <text:p text:style-name="P22">END</text:p>
      <text:p text:style-name="P17"/>
      <text:p text:style-name="P31">2.<text:tab/>Szerver lekérdezése a szolgáltatásokról</text:p>
      <text:p text:style-name="P49">Hogy ez lehetséges legyen, a MAP fájl WEB szekcióban el kell helyezni a következő elemeket. Lehet ám hogy nem mind fontos, de az első mindenképpen</text:p>
      <text:p text:style-name="P49"/>
      <text:p text:style-name="P59">METADATA</text:p>
      <text:p text:style-name="P59"><text:tab/>"ows_enable_request" "*"</text:p>
      <text:p text:style-name="P59"><text:s text:c="8"/>"wms_title"<text:tab/><text:tab/>"Sajat WMS szerverem"</text:p>
      <text:p text:style-name="P59"><text:s text:c="8"/>"wms_olineresource"<text:tab/>"http://localhost/cgi-bin/mapserv?map=/home/akoel/Projects/tdc/svn/www/htdocs/example.map"</text:p>
      <text:p text:style-name="P59"><text:s text:c="8"/>"wms_srs"<text:tab/><text:tab/>"EPSG:23700"</text:p>
      <text:p text:style-name="P59"><text:s text:c="8"/>"wms_feature_info_mime_type" "text/html"</text:p>
      <text:p text:style-name="P59"><text:s text:c="4"/>END</text:p>
      <text:p text:style-name="P49"/>
      <text:p text:style-name="P49">És ekkor kiadható a parancs a böngsző címsorában:</text:p>
      <text:p text:style-name="P22"><text:a xlink:type="simple" xlink:href="http://localhost/cgi-bin/mapserv?map=/home/akoel/Projects/3DCadastre/www/tdc-basic/tdc-basic/htdocs/example.map&amp;SERVICE=WMS&amp;REQUEST=GetCapabilities">http://localhost/cgi-bin/mapserv?map=/home/akoel/Projects/3DCadastre/www/tdc-basic/tdc-basic/htdocs/example.map&amp;</text:a><text:a xlink:type="simple" xlink:href="http://localhost/cgi-bin/mapserv?map=/home/akoel/Projects/3DCadastre/www/tdc-basic/tdc-basic/htdocs/example.map&amp;SERVICE=WMS&amp;REQUEST=GetCapabilities"><text:span text:style-name="T3">SERVICE=WMS&amp;REQUEST=GetCapabilities</text:span></text:a></text:p>
      <text:p text:style-name="P18"/>
      <text:p text:style-name="P18"/>
      <text:p text:style-name="P31">3.<text:tab/>mapserver közevelen meghívása egy layer-rel</text:p>
      <text:p text:style-name="P49">Statikus terkép esetén megtehetjük, hogy közvetlenül a mapservert szólítjuk meg és <text:s/>paraméterként átadjuk a térképet leíró map fájl elérési útvonalat valamit a megjelenítendő layer-eket és kimenetként a legyártott térképet kapjuk meg</text:p>
      <text:p text:style-name="P3"/>
      <text:p text:style-name="P8"/>
      <text:p text:style-name="P6"><text:a xlink:type="simple" xlink:href="http://localhost/cgi-bin/mapserv?map=/home/akoel/Projects/3DCadastre/www/test/htdocs/example1-1.map&amp;layer=states&amp;mode=map"><text:span text:style-name="T6">http://localhost/cgi-bin/mapserv?map=/home/akoel/Projects/3DCadastre/www/test/htdocs/example1-1.map&amp;layer=states&amp;mode=map</text:span></text:a></text:p>
      <text:p text:style-name="P8"/>
      <text:p text:style-name="P3"/>
      <text:p text:style-name="P40">layer=</text:p>
      <text:p text:style-name="P42">megadja, hogy a térképen a map fájlban felsorolt layer-ek közül melyeket kell ábrázolni</text:p>
      <text:p text:style-name="P15">mode=map</text:p>
      <text:p text:style-name="P43">azt mondja mapservernek, hogy ne gyártsa le külün a képfájlt, hanem közvetlenül adja át a böngészőnek.</text:p>
      <text:p text:style-name="P14">mode=browse</text:p>
      <text:p text:style-name="P43">legyártja a paraméterek alapján a térképet kép formátumban</text:p>
      <text:p text:style-name="P39">map=</text:p>
      <text:p text:style-name="P46">megmondja a mapservernek, hogy hol találja a map leíró fájlt.</text:p>
      <text:p text:style-name="P2"/>
      <text:p text:style-name="P53">MAP</text:p>
      <text:p text:style-name="P53"><text:s text:c="2"/>IMAGETYPE <text:s text:c="5"/>PNG</text:p>
      <text:p text:style-name="P53"><text:s text:c="2"/>EXTENT <text:s text:c="8"/>-97.238976 41.619778 -82.122902 49.385620</text:p>
      <text:p text:style-name="P53"><text:s text:c="2"/>SIZE <text:s text:c="10"/>400 300</text:p>
      <text:p text:style-name="P53"><text:s text:c="2"/>SHAPEPATH <text:s text:c="5"/>"../data"</text:p>
      <text:p text:style-name="P53"><text:s text:c="2"/>IMAGECOLOR <text:s text:c="4"/>255 255 255</text:p>
      <text:p text:style-name="P53"><text:soft-page-break/></text:p>
      <text:p text:style-name="P53"><text:s text:c="2"/>LAYER # States polygon layer begins here</text:p>
      <text:p text:style-name="P53"><text:s text:c="4"/>NAME <text:s text:c="8"/>states</text:p>
      <text:p text:style-name="P53"><text:s text:c="4"/>DATA <text:s text:c="8"/>states_ugl</text:p>
      <text:p text:style-name="P53"><text:s text:c="4"/>STATUS <text:s text:c="6"/>OFF</text:p>
      <text:p text:style-name="P53"><text:s text:c="4"/>TYPE <text:s text:c="8"/>POLYGON</text:p>
      <text:p text:style-name="P53"/>
      <text:p text:style-name="P53"><text:s text:c="4"/>CLASS</text:p>
      <text:p text:style-name="P53"><text:s text:c="6"/>NAME <text:s text:c="6"/>"The Upper Great Lakes States"</text:p>
      <text:p text:style-name="P53"><text:s text:c="6"/>STYLE</text:p>
      <text:p text:style-name="P53"><text:s text:c="8"/>COLOR <text:s text:c="7"/>232 232 232</text:p>
      <text:p text:style-name="P53"><text:s text:c="8"/>OUTLINECOLOR 32 32 32</text:p>
      <text:p text:style-name="P53"><text:s text:c="6"/>END</text:p>
      <text:p text:style-name="P53"><text:s text:c="4"/>END</text:p>
      <text:p text:style-name="P53"><text:s text:c="2"/>END</text:p>
      <text:p text:style-name="P55">END #</text:p>
      <text:p text:style-name="P41">map fájl elemei:</text:p>
      <text:p text:style-name="P2"/>
      <text:p text:style-name="P47">MAP<text:tab/>Minden MAP fájl ezzel kezdődik</text:p>
      <text:p text:style-name="P47">IMAGETYPE<text:tab/>Milyen image formátumban hozza létre a képet a mapserver.</text:p>
      <text:p text:style-name="P45">PNG</text:p>
      <text:p text:style-name="P45">GIF</text:p>
      <text:p text:style-name="P45">WBMP</text:p>
      <text:p text:style-name="P45">JPEG</text:p>
      <text:p text:style-name="P45">PDF</text:p>
      <text:p text:style-name="P45">SWF</text:p>
      <text:p text:style-name="P45">GeoTIFF</text:p>
      <text:p text:style-name="P48">EXTENT<text:tab/>A térkép határait adja meg.&lt;bal also X&gt; &lt;bal also Y&gt;&lt;jobb felső X&gt; &lt;jobb felső Y&gt; formátumban</text:p>
      <text:p text:style-name="P48">SIZE<text:tab/>a generálandó kép pixelben megadott mérete</text:p>
      <text:p text:style-name="P48">SHAPEPATH<text:tab/>utvonal a layer-ekhez. megadható abszolút elérési útvonal "/"-rel kezdve vagy relatív, a map-fájlhoz viszonyítva. Nem szükséges, hogy a web elérési útvonalba essen.</text:p>
      <text:p text:style-name="P26">IMAGECOLOR<text:tab/>Háttérszine a térképnek.</text:p>
      <text:p text:style-name="P26">LAYER<text:tab/>Egy layer objektum kezdetét jelzi. Tetszőleges számú layer-t lehet definiálni. (100-nál több esetén módosítani kell a map.h fájlt)</text:p>
      <text:p text:style-name="P26">LAYER.NAME<text:tab/>A layer azonosítója.</text:p>
      <text:p text:style-name="P26">LAYER.DATA<text:tab/>A shape fájl neve</text:p>
      <text:p text:style-name="P26">LAYER.TYPE<text:tab/>A shape fájl típusa.</text:p>
      <text:p text:style-name="P44">POLIGON</text:p>
      <text:p text:style-name="P44">LINE</text:p>
      <text:p text:style-name="P44">POLYLINE</text:p>
      <text:p text:style-name="P44">POINT</text:p>
      <text:p text:style-name="P26">LAYER.STATUS<text:tab/>Azt mondja meg, hogy a layer be vagy kikapcsolt állaotban van-e</text:p>
      <text:p text:style-name="P44">ON</text:p>
      <text:p text:style-name="P44">OFF</text:p>
      <text:p text:style-name="P26">LAYER.CLASS<text:tab/>Osztály kezdete</text:p>
      <text:p text:style-name="P27">LAYER.CLASS.NAME<text:tab/><text:tab/>Az osztaly leíró azonosítója</text:p>
      <text:p text:style-name="P27">LAYER.CLASS.STYLE<text:tab/><text:tab/>Style objektum kezdete. Egy osztályon belül több is definiálható</text:p>
      <text:p text:style-name="P27">LAYER.CLASS.STYLE.COLOR<text:tab/>Az osztály által reprezentált objektum színe</text:p>
      <text:p text:style-name="P27">LAYER.CLASS.STYLE.OUTLINECOLOR<text:tab/>Poligonok szélének szinezése</text:p>
      <text:p text:style-name="P24"/>
      <text:p text:style-name="P35">4.<text:tab/>Két layer - mapserver közevelen meghívása</text:p>
      <text:p text:style-name="P50">Statikus terkép esetén megtehetjük, hogy közvetlenül a mapservert szólítjuk meg és <text:s/>paraméterként átadjuk a térképet leíró map fájl elérési útvonalat valamit a megjelenítendő layer-eket és kimenetként a legyártott térképet kapjuk meg</text:p>
      <text:p text:style-name="P4"/>
      <text:p text:style-name="P9"/>
      <text:p text:style-name="P6"><text:a xlink:type="simple" xlink:href="http://localhost/cgi-bin/mapserv?map=/home/akoel/Projects/3DCadastre/www/test/htdocs/example1-2.map&amp;layer=states_poly&amp;layer=states_line&amp;mode=map"><text:span text:style-name="T5">http://localhost/cgi-bin/mapserv?map=/home/akoel/Projects/3DCadastre/www/test/htdocs/example1-2.map&amp;layer=states_poly&amp;layer=states_line&amp;mode=map</text:span></text:a></text:p>
      <text:p text:style-name="P9"/>
      <text:p text:style-name="P26"/>
      <text:p text:style-name="P52">MAP</text:p>
      <text:p text:style-name="P52"><text:s text:c="2"/>IMAGETYPE <text:s text:c="5"/>PNG</text:p>
      <text:p text:style-name="P52"><text:s text:c="2"/>EXTENT <text:s text:c="8"/>-97.238976 41.619778 -82.122902 49.385620</text:p>
      <text:p text:style-name="P52"><text:s text:c="2"/>SIZE <text:s text:c="10"/>400 300</text:p>
      <text:p text:style-name="P52"><text:s text:c="2"/>SHAPEPATH <text:s text:c="5"/>"../data"</text:p>
      <text:p text:style-name="P52"><text:s text:c="2"/>IMAGECOLOR <text:s text:c="4"/>255 255 255</text:p>
      <text:p text:style-name="P52"/>
      <text:p text:style-name="P52"><text:s text:c="2"/>LAYER # States polygon layer begins here</text:p>
      <text:p text:style-name="P52"><text:s text:c="4"/>NAME <text:s text:c="8"/>states_poly</text:p>
      <text:p text:style-name="P52"><text:s text:c="4"/>DATA <text:s text:c="8"/>states_ugl</text:p>
      <text:p text:style-name="P52"><text:s text:c="4"/>STATUS <text:s text:c="6"/>OFF</text:p>
      <text:p text:style-name="P52"><text:s text:c="4"/>TYPE <text:s text:c="8"/>POLYGON</text:p>
      <text:p text:style-name="P52"><text:s text:c="4"/>CLASS</text:p>
      <text:p text:style-name="P52"><text:s text:c="6"/>NAME <text:s text:c="6"/>"States"</text:p>
      <text:p text:style-name="P52"><text:s text:c="6"/>STYLE</text:p>
      <text:p text:style-name="P52"><text:s text:c="8"/>COLOR <text:s text:c="3"/>232 232 232</text:p>
      <text:p text:style-name="P52"><text:s text:c="6"/>END</text:p>
      <text:p text:style-name="P52"><text:s text:c="4"/>END</text:p>
      <text:p text:style-name="P52"><text:s text:c="2"/>END # States polygon layer ends here</text:p>
      <text:p text:style-name="P52"/>
      <text:p text:style-name="P52"><text:s text:c="2"/>LAYER # States line layer begins here</text:p>
      <text:p text:style-name="P52"><text:s text:c="4"/>NAME <text:s text:c="8"/>states_line</text:p>
      <text:p text:style-name="P52"><text:s text:c="4"/>DATA <text:s text:c="8"/>states_ugl</text:p>
      <text:p text:style-name="P52"><text:s text:c="4"/>STATUS <text:s text:c="6"/>OFF</text:p>
      <text:p text:style-name="P52"><text:s text:c="4"/>TYPE <text:s text:c="8"/>LINE</text:p>
      <text:p text:style-name="P52"><text:s text:c="4"/>CLASS</text:p>
      <text:p text:style-name="P52"><text:s text:c="6"/>NAME <text:s text:c="6"/>"State Boundary"</text:p>
      <text:p text:style-name="P52"><text:s text:c="6"/>STYLE</text:p>
      <text:p text:style-name="P52"><text:s text:c="8"/>COLOR <text:s text:c="3"/>32 32 32</text:p>
      <text:p text:style-name="P52"><text:s text:c="6"/>END</text:p>
      <text:p text:style-name="P52"><text:s text:c="4"/>END</text:p>
      <text:p text:style-name="P52"><text:s text:c="2"/>END # States line layer ends here</text:p>
      <text:p text:style-name="P54">END</text:p>
      <text:p text:style-name="P51"/>
      <text:p text:style-name="P26"/>
      <text:p text:style-name="P35">5.<text:tab/>Több osztály - mapserver közevelen meghívása </text:p>
      <text:p text:style-name="P17"/>
      <text:p text:style-name="P9"/>
      <text:p text:style-name="P6"><text:a xlink:type="simple" xlink:href="http://localhost/cgi-bin/mapserv?map=/home/akoel/Projects/3DCadastre/www/test/htdocs/example1-3.map&amp;layer=states_poly&amp;layer=states_line&amp;mode=map"><text:span text:style-name="T5">http://localhost/cgi-bin/mapserv?map=/home/akoel/Projects/3DCadastre/www/test/htdocs/example1-3.map&amp;layer=states_poly&amp;layer=states_line&amp;mode=map</text:span></text:a></text:p>
      <text:p text:style-name="P9"/>
      <text:p text:style-name="P26"/>
      <text:p text:style-name="P13">MAP</text:p>
      <text:p text:style-name="P13"><text:s text:c="2"/>IMAGETYPE <text:s text:c="5"/>PNG</text:p>
      <text:p text:style-name="P13"><text:s text:c="2"/>EXTENT <text:s text:c="8"/>-97.238976 41.619778 -82.122902 49.385620</text:p>
      <text:p text:style-name="P13"><text:s text:c="2"/>SIZE <text:s text:c="10"/>400 300</text:p>
      <text:p text:style-name="P13"><text:s text:c="2"/>SHAPEPATH <text:s text:c="5"/>"../data"</text:p>
      <text:p text:style-name="P13"><text:s text:c="2"/>IMAGECOLOR <text:s text:c="4"/>255 255 255</text:p>
      <text:p text:style-name="P13"><text:s text:c="2"/>LAYER # States polygon layer begins here</text:p>
      <text:p text:style-name="P13"><text:s text:c="4"/>NAME <text:s text:c="8"/>states_poly</text:p>
      <text:p text:style-name="P13"><text:s text:c="4"/>DATA <text:s text:c="8"/>states_ugl</text:p>
      <text:p text:style-name="P13"><text:s text:c="4"/>STATUS <text:s text:c="6"/>OFF</text:p>
      <text:p text:style-name="P13"><text:s text:c="4"/>TYPE <text:s text:c="8"/>POLYGON</text:p>
      <text:p text:style-name="P13"><text:s text:c="4"/># CLASSITEM defines the non-spatial attribute that you will be using to</text:p>
      <text:p text:style-name="P13"><text:s text:c="4"/># separate a layer into classes. <text:s/>This attribute will be in the DBF file</text:p>
      <text:p text:style-name="P13"><text:s text:c="4"/># of your shapefile (it will be different for each data format). <text:s/>In this</text:p>
      <text:p text:style-name="P13"><text:s text:c="4"/># example the shapefile states_ugl has an associated database </text:p>
      <text:p text:style-name="P13"><text:s text:c="4"/># (states_ugl.dbf) that contains an attribute called "CLASS". <text:s/>You will be</text:p>
      <text:p text:style-name="P13"><text:s text:c="4"/># using two values in the CLASS attribute to separate the classes (also </text:p>
      <text:p text:style-name="P13"><text:s text:c="4"/># called themes) used in this layer--land and water. <text:s/>CLASSITEM is used in </text:p>
      <text:p text:style-name="P13"><text:s text:c="4"/># association with the EXPRESSION parameter in the CLASS object. <text:s/>See below.</text:p>
      <text:p text:style-name="P13"><text:s text:c="4"/>CLASSITEM <text:s text:c="3"/>"CLASS"</text:p>
      <text:p text:style-name="P13"><text:s text:c="4"/># The class object is defined within the layer object. <text:s/>You can define as</text:p>
      <text:p text:style-name="P13"><text:s text:c="4"/># many classes as you need (well, there are limits as with layers, but it's</text:p>
      <text:p text:style-name="P13"><text:s text:c="4"/># senseless to define more than ten on a "normal" layer. <text:s/>There are</text:p>
      <text:p text:style-name="P13"><text:s text:c="4"/># situations, however, where you might have to do it.)</text:p>
      <text:p text:style-name="P13"><text:s text:c="4"/>CLASS</text:p>
      <text:p text:style-name="P13"><text:s text:c="6"/>NAME 'States'</text:p>
      <text:p text:style-name="P13"><text:s text:c="6"/>EXPRESSION 'land' # Only polygons where "CLASS" = 'land' will be drawn.</text:p>
      <text:p text:style-name="P13"><text:s text:c="6"/># There are styles in a class, just like there are classes in a layer,</text:p>
      <text:p text:style-name="P13"><text:s text:c="6"/># just like there are layers in a map. <text:s/>You can define multiple styles in</text:p>
      <text:p text:style-name="P13"><text:s text:c="6"/># a class just as you can define multiple classes in a layer and multiple</text:p>
      <text:p text:style-name="P13"><text:s text:c="6"/># layers in a map.</text:p>
      <text:p text:style-name="P13"><text:s text:c="6"/>STYLE</text:p>
      <text:p text:style-name="P13"><text:s text:c="8"/>COLOR <text:s text:c="5"/>232 232 232</text:p>
      <text:p text:style-name="P13"><text:s text:c="6"/>END</text:p>
      <text:p text:style-name="P13"><text:s text:c="4"/>END</text:p>
      <text:p text:style-name="P13"><text:s text:c="4"/>CLASS</text:p>
      <text:p text:style-name="P13"><text:s text:c="6"/>NAME 'Water'</text:p>
      <text:p text:style-name="P13"><text:s text:c="6"/>EXPRESSION 'water' # Only polygons where "CLASS" = 'water' will be drawn.</text:p>
      <text:p text:style-name="P13"><text:s text:c="6"/>STYLE</text:p>
      <text:p text:style-name="P13"><text:s text:c="8"/>COLOR <text:s text:c="5"/>198 198 255</text:p>
      <text:p text:style-name="P13"><text:s text:c="6"/>END</text:p>
      <text:p text:style-name="P13"><text:s text:c="4"/>END</text:p>
      <text:p text:style-name="P13"><text:s text:c="2"/>END # States polygon layer ends here</text:p>
      <text:p text:style-name="P13"><text:s text:c="2"/>LAYER # States line layer begins here</text:p>
      <text:p text:style-name="P13"><text:s text:c="4"/>NAME <text:s text:c="8"/>states_line</text:p>
      <text:p text:style-name="P13"><text:s text:c="4"/>DATA <text:s text:c="8"/>states_ugl</text:p>
      <text:p text:style-name="P13"><text:s text:c="4"/>STATUS <text:s text:c="6"/>ON</text:p>
      <text:p text:style-name="P13"><text:s text:c="4"/>TYPE <text:s text:c="8"/>LINE</text:p>
      <text:p text:style-name="P13"><text:s text:c="4"/>CLASSITEM <text:s text:c="3"/>"CLASS"</text:p>
      <text:p text:style-name="P13"><text:s text:c="4"/>CLASS</text:p>
      <text:p text:style-name="P13"><text:s text:c="6"/>NAME <text:s text:c="6"/>'State Boundary'</text:p>
      <text:p text:style-name="P13"><text:s text:c="6"/>EXPRESSION 'land'</text:p>
      <text:p text:style-name="P13"><text:s text:c="6"/>STYLE</text:p>
      <text:p text:style-name="P13"><text:s text:c="8"/>COLOR <text:s text:c="3"/>32 32 32</text:p>
      <text:p text:style-name="P13"><text:s text:c="6"/>END</text:p>
      <text:p text:style-name="P13"><text:s text:c="4"/>END</text:p>
      <text:p text:style-name="P13"><text:s text:c="2"/>END # States line layer ends here</text:p>
      <text:p text:style-name="P13"/>
      <text:p text:style-name="P16">END</text:p>
      <text:p text:style-name="P34">6.<text:tab/>Feliratozás - mapserver közevelen meghívása</text:p>
      <text:p text:style-name="P17"/>
      <text:p text:style-name="P6"><text:a xlink:type="simple" xlink:href="http://localhost/cgi-bin/mapserv?map=/home/akoel/Projects/3DCadastre/www/test/htdocs/example1-4.map&amp;layer=states_poly&amp;layer=states_line&amp;mode=map"><text:span text:style-name="T1">http://localhost/cgi-bin/mapserv?map=/home/akoel/Projects/3DCadastre/www/test/htdocs/example1-4.map&amp;layer=states_poly&amp;layer=states_line&amp;mode=map</text:span></text:a></text:p>
      <text:p text:style-name="P7"/>
      <text:p text:style-name="P24"/>
      <text:p text:style-name="P38">MAP</text:p>
      <text:p text:style-name="P38"><text:s text:c="2"/>IMAGETYPE <text:s text:c="5"/>PNG</text:p>
      <text:p text:style-name="P38"><text:s text:c="2"/>EXTENT <text:s text:c="8"/>-97.238976 41.619778 -82.122902 49.385620</text:p>
      <text:p text:style-name="P38"><text:s text:c="2"/>SIZE <text:s text:c="10"/>400 300</text:p>
      <text:p text:style-name="P38"><text:s text:c="2"/>SHAPEPATH <text:s text:c="5"/>"../data"</text:p>
      <text:p text:style-name="P38"><text:s text:c="2"/>IMAGECOLOR <text:s text:c="4"/>255 255 255</text:p>
      <text:p text:style-name="P38"><text:s text:c="2"/>FONTSET <text:s text:c="7"/>"../fonts/fonts.list"</text:p>
      <text:p text:style-name="P38"><text:s text:c="2"/>LAYER # States polygon layer begins here</text:p>
      <text:p text:style-name="P38"><text:s text:c="4"/>NAME <text:s text:c="8"/>states_poly</text:p>
      <text:p text:style-name="P38"><text:s text:c="4"/>DATA <text:s text:c="8"/>states_ugl</text:p>
      <text:p text:style-name="P38"><text:s text:c="4"/>STATUS <text:s text:c="6"/>OFF</text:p>
      <text:p text:style-name="P38"><text:s text:c="4"/>TYPE <text:s text:c="8"/>POLYGON</text:p>
      <text:p text:style-name="P38"><text:s text:c="4"/>CLASSITEM <text:s text:c="3"/>"CLASS"</text:p>
      <text:p text:style-name="P38"/>
      <text:p text:style-name="P38"><text:s text:c="4"/># Just like CLASSITEM, LABELITEM defines the database attribute that you </text:p>
      <text:p text:style-name="P38"><text:s text:c="4"/># will be using to draw labels. <text:s/>In this case, the values of the attribute </text:p>
      <text:p text:style-name="P38"><text:s text:c="4"/># "STATE" will be used to label the states polygons.</text:p>
      <text:p text:style-name="P38"><text:s text:c="3"/><text:span text:style-name="T3"><text:s/>LABELITEM <text:s text:c="3"/>"STATE"</text:span></text:p>
      <text:p text:style-name="P38"/>
      <text:p text:style-name="P38"><text:s text:c="4"/>CLASS</text:p>
      <text:p text:style-name="P38"><text:s text:c="6"/>NAME 'States'</text:p>
      <text:p text:style-name="P38"><text:s text:c="6"/>EXPRESSION 'land'</text:p>
      <text:p text:style-name="P38"><text:s text:c="6"/>STYLE</text:p>
      <text:p text:style-name="P38"><text:s text:c="8"/>COLOR <text:s text:c="5"/>232 232 232</text:p>
      <text:p text:style-name="P38"><text:s text:c="6"/>END</text:p>
      <text:p text:style-name="P38"/>
      <text:p text:style-name="P38"><text:s text:c="6"/>LABEL</text:p>
      <text:p text:style-name="P38"><text:s text:c="8"/>COLOR 132 31 31</text:p>
      <text:p text:style-name="P38"><text:s text:c="8"/>SHADOWCOLOR 218 218 218</text:p>
      <text:p text:style-name="P38"><text:s text:c="8"/>SHADOWSIZE 2 2</text:p>
      <text:p text:style-name="P38"><text:s text:c="8"/>TYPE TRUETYPE</text:p>
      <text:p text:style-name="P38"><text:s text:c="8"/>FONT arial-bold</text:p>
      <text:p text:style-name="P38"><text:s text:c="8"/>SIZE 12</text:p>
      <text:p text:style-name="P38"><text:s text:c="8"/>ANTIALIAS TRUE</text:p>
      <text:p text:style-name="P38"><text:s text:c="8"/>POSITION CL</text:p>
      <text:p text:style-name="P38"><text:s text:c="8"/>PARTIALS FALSE</text:p>
      <text:p text:style-name="P38"><text:s text:c="8"/>MINDISTANCE 300</text:p>
      <text:p text:style-name="P38"><text:s text:c="8"/>BUFFER 4</text:p>
      <text:p text:style-name="P38"><text:s text:c="6"/>END # end of label</text:p>
      <text:p text:style-name="P38"><text:s text:c="4"/>END</text:p>
      <text:p text:style-name="P38"><text:s text:c="4"/>CLASS</text:p>
      <text:p text:style-name="P38"><text:s text:c="6"/>NAME 'Water'</text:p>
      <text:p text:style-name="P38"><text:s text:c="6"/>EXPRESSION 'water'</text:p>
      <text:p text:style-name="P38"><text:s text:c="6"/>STYLE</text:p>
      <text:p text:style-name="P38"><text:s text:c="8"/>COLOR <text:s text:c="5"/>198 198 255</text:p>
      <text:p text:style-name="P38"><text:s text:c="6"/>END</text:p>
      <text:p text:style-name="P38"><text:s text:c="4"/>END</text:p>
      <text:p text:style-name="P38"><text:s text:c="2"/>END # States polygon layer ends here</text:p>
      <text:p text:style-name="P38"><text:s text:c="2"/>LAYER # States line layer begins here</text:p>
      <text:p text:style-name="P38"><text:s text:c="4"/>NAME <text:s text:c="8"/>states_line</text:p>
      <text:p text:style-name="P38"><text:s text:c="4"/>DATA <text:s text:c="8"/>states_ugl</text:p>
      <text:p text:style-name="P38"><text:s text:c="4"/>STATUS <text:s text:c="6"/>OFF</text:p>
      <text:p text:style-name="P38"><text:s text:c="4"/>TYPE <text:s text:c="8"/>LINE</text:p>
      <text:p text:style-name="P38"><text:s text:c="4"/>CLASSITEM <text:s text:c="3"/>"CLASS"</text:p>
      <text:p text:style-name="P38"><text:s text:c="4"/>CLASS</text:p>
      <text:p text:style-name="P38"><text:s text:c="6"/>NAME 'State Boundary'</text:p>
      <text:p text:style-name="P38"><text:s text:c="6"/>EXPRESSION 'land'</text:p>
      <text:p text:style-name="P38"><text:s text:c="6"/>STYLE</text:p>
      <text:p text:style-name="P38"><text:s text:c="8"/>COLOR <text:s text:c="5"/>64 64 64</text:p>
      <text:p text:style-name="P38"><text:s text:c="6"/>END</text:p>
      <text:p text:style-name="P38"><text:s text:c="4"/>END</text:p>
      <text:p text:style-name="P38"><text:s text:c="2"/>END # States line layer ends here</text:p>
      <text:p text:style-name="P37">END</text:p>
      <text:p text:style-name="P35">7.<text:tab/>Projekció - mapserver közevelen meghívása</text:p>
      <text:p text:style-name="P17"/>
      <text:p text:style-name="P8"/>
      <text:p text:style-name="P6"><text:a xlink:type="simple" xlink:href="http://localhost/cgi-bin/mapserv?map=/home/akoel/Projects/3DCadastre/www/test/htdocs/example1-4.map&amp;layer=states_poly&amp;layer=states_line&amp;mode=map"><text:span text:style-name="T4">http://localhost/cgi-bin/mapserv?map=/home/akoel/Projects/3DCadastre/www/test/htdocs/example1-4.map&amp;layer=states_poly&amp;layer=states_line&amp;mode=map</text:span></text:a></text:p>
      <text:p text:style-name="P8"/>
      <text:p text:style-name="P25"/>
      <text:p text:style-name="P57">MAP</text:p>
      <text:p text:style-name="P57"><text:s text:c="2"/>IMAGETYPE <text:s text:c="5"/>PNG24</text:p>
      <text:p text:style-name="P57"><text:s text:c="2"/>EXTENT <text:s text:c="6"/>201621.496941 -294488.285333 1425518.020722 498254.511514 # LAEA</text:p>
      <text:p text:style-name="P57"><text:s text:c="2"/>SIZE <text:s text:c="10"/>400 300</text:p>
      <text:p text:style-name="P57"><text:s text:c="2"/>SHAPEPATH <text:s text:c="5"/>"../data"</text:p>
      <text:p text:style-name="P57"><text:s text:c="2"/>SYMBOLSET <text:s text:c="5"/>"../symbols/symbols35.sym"</text:p>
      <text:p text:style-name="P57"><text:s text:c="2"/>FONTSET <text:s text:c="7"/>"../fonts/fonts.list"</text:p>
      <text:p text:style-name="P57"><text:s text:c="2"/>P<text:span text:style-name="T3">ROJECTION</text:span></text:p>
      <text:p text:style-name="P58"><text:s text:c="6"/>"proj=laea"</text:p>
      <text:p text:style-name="P58"><text:s text:c="6"/>"ellps=clrk66"</text:p>
      <text:p text:style-name="P58"><text:s text:c="6"/>"lat_0=45"</text:p>
      <text:p text:style-name="P58"><text:s text:c="6"/>"lon_0=-100"</text:p>
      <text:p text:style-name="P57"/>
      <text:p text:style-name="P57"><text:s text:c="4"/># Alternatively, you can specify an EPSG code.</text:p>
      <text:p text:style-name="P57"><text:s text:c="4"/># This is the EPSG code for Lambert Azimuthal Equal-Area</text:p>
      <text:p text:style-name="P57"><text:s text:c="4"/># projection for the U.S.</text:p>
      <text:p text:style-name="P57"><text:s text:c="4"/>#</text:p>
      <text:p text:style-name="P57"><text:s text:c="3"/><text:span text:style-name="T3"><text:s/># "init=epsg:2163"</text:span></text:p>
      <text:p text:style-name="P57"><text:s text:c="2"/>END</text:p>
      <text:p text:style-name="P57"/>
      <text:p text:style-name="P57"><text:s text:c="2"/>LAYER # States polygon layer begins here</text:p>
      <text:p text:style-name="P57"><text:s text:c="4"/>NAME <text:s text:c="8"/>states</text:p>
      <text:p text:style-name="P57"><text:s text:c="4"/>DATA <text:s text:c="8"/>states_ugl</text:p>
      <text:p text:style-name="P57"><text:s text:c="4"/>STATUS <text:s text:c="6"/>OFF</text:p>
      <text:p text:style-name="P57"><text:s text:c="4"/>TYPE <text:s text:c="8"/>POLYGON</text:p>
      <text:p text:style-name="P57"/>
      <text:p text:style-name="P57"><text:s text:c="3"/><text:span text:style-name="T3"><text:s/>PROJECTION</text:span></text:p>
      <text:p text:style-name="P58"><text:s text:c="6"/>"init=epsg:4326"</text:p>
      <text:p text:style-name="P58"><text:s text:c="4"/>END</text:p>
      <text:p text:style-name="P57"><text:s text:c="4"/>CLASS</text:p>
      <text:p text:style-name="P57"><text:s text:c="6"/>NAME 'States'</text:p>
      <text:p text:style-name="P57"><text:s text:c="6"/>EXPRESSION 'land'</text:p>
      <text:p text:style-name="P57"><text:s text:c="6"/>STYLE</text:p>
      <text:p text:style-name="P57"><text:s text:c="8"/>COLOR <text:s text:c="5"/>232 232 232</text:p>
      <text:p text:style-name="P57"><text:s text:c="6"/>END</text:p>
      <text:p text:style-name="P57"><text:s text:c="4"/>END</text:p>
      <text:p text:style-name="P57"><text:s text:c="2"/>END # States polygon layer ends here</text:p>
      <text:p text:style-name="P57"/>
      <text:p text:style-name="P57"><text:s text:c="2"/>LAYER # MODIS raster layer begins here</text:p>
      <text:p text:style-name="P57"><text:s text:c="4"/>NAME <text:s text:c="8"/>modis</text:p>
      <text:p text:style-name="P57"><text:s text:c="4"/>DATA <text:s text:c="8"/>"raster/mod09a12003161_ugl_ll_8bit.tif"</text:p>
      <text:p text:style-name="P57"><text:s text:c="4"/>STATUS <text:s text:c="6"/>OFF</text:p>
      <text:p text:style-name="P57"><text:s text:c="4"/>TYPE <text:s text:c="8"/>RASTER</text:p>
      <text:p text:style-name="P57"><text:s text:c="4"/>PROCESSING <text:s text:c="2"/>"BANDS=1,2,3"</text:p>
      <text:p text:style-name="P57"><text:s text:c="4"/>OFFSITE <text:s text:c="5"/>71 74 65</text:p>
      <text:p text:style-name="P58"/>
      <text:p text:style-name="P58"><text:s text:c="4"/>PROJECTION</text:p>
      <text:p text:style-name="P58"><text:s text:c="6"/>"init=epsg:4326"</text:p>
      <text:p text:style-name="P58"><text:s text:c="4"/>END</text:p>
      <text:p text:style-name="P57"><text:s text:c="2"/>END</text:p>
      <text:p text:style-name="P57">END</text:p>
      <text:p text:style-name="P3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5">8.<text:tab/>MAP fájl tulajdonságok URL-en keresztüli szabályozása</text:p>
      <text:p text:style-name="P31"/>
      <text:p text:style-name="P49">Lehetőség van arra, hogy URL-ben magadott paraméterekkel megváltoztassuk a MAP fájlban használt paramétereket. A következő példában azt mutatom be, hogy hogyan lehet egy rétegben egy adott feltétellel rendelkező objektumbak más szine mint a többinek.</text:p>
      <text:p text:style-name="P49">Ehhez a MAP fájlban az adott LAYER alatt legalább két CLASS bejegyzést kell készíteni. A másodikban ne adjunk semmilyen feltételt a szinét pedig állítsuk be arra, amit alapértelmezésként szeretnénk az adott LAYER összes objektumának szeretnénk. Az első CLASS-ban (fontos a sorrend) viszont hozzunk létre egy EXPRESSION bejegyzést és a szint pedig állítsuk olyanra, amilyen a kiválasztott elemnek szeretnénk. </text:p>
      <text:p text:style-name="P49">Alapesetben az EXPRESSION kifejezés a következő szintaktikával használatos és azt jelenti, hogy minden olyan objektumot, melynek a gid értéke 1 vagy 2, azokat az itt megadott paraméterekkel jelenítse meg:</text:p>
      <text:p text:style-name="P49"/>
      <text:p text:style-name="P10">CLASS</text:p>
      <text:p text:style-name="P10"><text:tab/>…</text:p>
      <text:p text:style-name="P10"><text:tab/>EXPRESSION ( '[gid]'='1' || '[gid]'='2' )</text:p>
      <text:p text:style-name="P10"/>
      <text:p text:style-name="P11">END</text:p>
      <text:p text:style-name="P49"/>
      <text:p text:style-name="P49">PHP programozás esetén ez a forma könnyen kezelhető és módoítható a $class-&gt;setExpression(“('[gid]'='3')”); kifejezéssel, azonban mi az URL-en keresztűl szeretnénk ugyanezt megtenni. Nézzük a következő példát:</text:p>
      <text:p text:style-name="P49"/>
      <text:p text:style-name="P11">LAYER</text:p>
      <text:p text:style-name="P11"></text:p>
      <text:p text:style-name="P11">#<text:tab/><text:tab/>METADATA</text:p>
      <text:p text:style-name="P11">#<text:tab/><text:tab/><text:tab/><text:span text:style-name="T2">pexp</text:span>_validation_pattern '^[0-9]+$'</text:p>
      <text:p text:style-name="P11">#<text:tab/><text:tab/>END</text:p>
      <text:p text:style-name="P11"></text:p>
      <text:p text:style-name="P11"><text:tab/><text:tab/>VALIDATION</text:p>
      <text:p text:style-name="P11"><text:tab/><text:tab/><text:tab/>"<text:span text:style-name="T2">pexp</text:span>" <text:s/>"^[0-9]+$"</text:p>
      <text:p text:style-name="P11"><text:tab/><text:tab/>END</text:p>
      <text:p text:style-name="P11"></text:p>
      <text:p text:style-name="P11"><text:tab/><text:tab/><text:span text:style-name="T7">#</text:span></text:p>
      <text:p text:style-name="P61"><text:tab/><text:tab/>#Kiemelt objektumok<text:tab/></text:p>
      <text:p text:style-name="P61"><text:tab/><text:tab/>#</text:p>
      <text:p text:style-name="P11"><text:tab/><text:tab/>CLASSITEM "<text:span text:style-name="T2">id</text:span>"<text:tab/></text:p>
      <text:p text:style-name="P11"><text:tab/><text:tab/>CLASS<text:tab/><text:tab/><text:tab/></text:p>
      <text:p text:style-name="P11">#<text:tab/><text:tab/><text:tab/>EXPRESSION ([id]&lt;=6)</text:p>
      <text:p text:style-name="P11">#<text:tab/><text:tab/><text:tab/>EXPRESSION <text:s/>"20"</text:p>
      <text:p text:style-name="P11"><text:tab/><text:tab/><text:tab/>EXPRESSION <text:s/>"%<text:span text:style-name="T2">pexp</text:span>%" <text:s/></text:p>
      <text:p text:style-name="P11"><text:tab/><text:tab/><text:tab/>STYLE</text:p>
      <text:p text:style-name="P11"><text:tab/><text:tab/><text:tab/><text:tab/>COLOR 30 30 155</text:p>
      <text:p text:style-name="P11"><text:tab/><text:tab/><text:tab/>END</text:p>
      <text:p text:style-name="P11"><text:tab/><text:tab/><text:tab/>STYLE</text:p>
      <text:p text:style-name="P11"><text:tab/><text:tab/><text:tab/><text:tab/>OUTLINECOLOR 230 140 50</text:p>
      <text:p text:style-name="P11"><text:tab/><text:tab/><text:tab/><text:tab/>WIDTH 3</text:p>
      <text:p text:style-name="P11"><text:tab/><text:tab/><text:tab/>END</text:p>
      <text:p text:style-name="P11"><text:tab/><text:tab/>END</text:p>
      <text:p text:style-name="P11"></text:p>
      <text:p text:style-name="P11"><text:tab/><text:tab/><text:span text:style-name="T7">#</text:span></text:p>
      <text:p text:style-name="P61"><text:tab/><text:tab/>#Normal objektumok</text:p>
      <text:p text:style-name="P61"><text:tab/><text:tab/>#</text:p>
      <text:p text:style-name="P11"><text:tab/><text:tab/>CLASS</text:p>
      <text:p text:style-name="P11"><text:tab/><text:tab/><text:tab/>STYLE</text:p>
      <text:p text:style-name="P11"><text:tab/><text:tab/><text:tab/><text:tab/>COLOR 100 100 255</text:p>
      <text:p text:style-name="P11"><text:tab/><text:tab/><text:tab/>END</text:p>
      <text:p text:style-name="P11"><text:tab/><text:tab/><text:tab/>STYLE</text:p>
      <text:p text:style-name="P11"><text:tab/><text:tab/><text:tab/><text:tab/>OUTLINECOLOR 0 0 0</text:p>
      <text:p text:style-name="P11"><text:tab/><text:tab/><text:tab/><text:tab/>WIDTH 1</text:p>
      <text:p text:style-name="P11"><text:tab/><text:tab/><text:tab/>END</text:p>
      <text:p text:style-name="P11"><text:tab/><text:tab/>END #class</text:p>
      <text:p text:style-name="P11">END #layer</text:p>
      <text:p text:style-name="P49"/>
      <text:p text:style-name="P63">1. megoldás</text:p>
      <text:p text:style-name="P64">Mint ahogy az előzőekben említettem megoldás lehet az, hogy az EXPRESSION kulcsszó után egy kifejezést helyezünk el. Ha ez igaz, akkor az aktuális CLASS stílusában rajzolódnak ki a feltételnek megfelelő objektumok. A fenti példában a kikomitolt EXPRESSION azt jelzi, hogy ha egy objektum id mezője kisebb vagy egyenlő mint 6, akkor az az objektum az ebben a CLASS-ban elhelyezett STYLE stílusában lesz megjelenítve. </text:p>
      <text:p text:style-name="P64">Ennél a megoldásnál semmi egyéb beállítás nem szükséges.</text:p>
      <text:p text:style-name="P63">2. megoldás</text:p>
      <text:p text:style-name="P64">Ennél a megoldásnál a CLASS előtt elhelyezett CLASSITEM kulcsszó után elhelyezzük annak a mezőnek a nevét, mely alapján a kiválasztást el kívánjuk végezni. <text:s/>A példában ez az id mező. Ezek után már csak csak a kivánt értéket kell elhelyezni az EXPRESSION után.</text:p>
      <text:p text:style-name="P63"><text:soft-page-break/>3. megoldás</text:p>
      <text:p text:style-name="P64">Végül a harmadik megoldás a legösszetetteb, de legrugalmasabb is. Itt felhasználhatjuk a 2. megoldás elemeit, vagyis a CLASSITEM után megnevezünk egy mezőt majd a mezővel összehasonlítandó értéket egy % jel közé helezett változó helyettesíti. Ez a példánkban %<text:span text:style-name="T3">pexp</text:span>%. Csakhogy ez még kevés. Hogy milyen értéket kaphat ez a változó, meg kell határoznunk regexp formában. Erre két mód is van. Az egyik a LAYER alatt elhelyezett METADATA objektumon belül el kell helyezni egy változót melynek a paramétere a regexp kifejezés. A változó felépítése pedig úgy néz ki, hogy a változó nevét követnie kell a _validation_pattern karaktersorozatot. Esetünkben ez <text:span text:style-name="T3">pexp_validation_pattern</text:span>. Ha bármilyen hosszú számot adni kívülről a változónak akkor a METADATA objektun közti kifejezés így néz ki: <text:s/><text:span text:style-name="T3">pexp_validation_pattern '^[0-9]+$'</text:span></text:p>
      <text:p text:style-name="P65">A másik megoldás az, hogy a VALIDATION objektum alá kell helyezni a változó nevet majd ezt követően pedig a regexp kifejezést. Igy: <text:span text:style-name="T3">'pexp' '^[0-9]+$'</text:span></text:p>
      <text:p text:style-name="P64"><text:s/>Végül már csak arra van szükség, hogy URL-en keresztűl szólitsuk meg a mapserver-t hogy a már kiemelt objektumokat tartalmazó képet kapjuk vissza. Fontos tudni, hogy az URL-ben szerepelnie kell a <text:span text:style-name="T3">MODE=map</text:span> változó-érték párnak. Nézzük a saját példánkat. Itt most azt az objektumot szeretnénk kiemelni melynek az id mezője = 16:</text:p>
      <text:p text:style-name="P64"><text:a xlink:type="simple" xlink:href="http://localhost/cgi-bin/mapserv?map=/home/akoel/Projects/tdc/svn/www/htdocs/example.map&amp;pexp=16&amp;MODE=map&amp;LAYERS=parcel,building&amp;FORMAT=image/png&amp;BBOX=645407,227808,645670,227959&amp;WIDTH=600&amp;HEIGHT=350"/></text:p>
      <text:p text:style-name="P67"><text:a xlink:type="simple" xlink:href="http://localhost/cgi-bin/mapserv?map=/home/akoel/Projects/tdc/svn/www/htdocs/example.map&amp;pexp=16&amp;MODE=map&amp;LAYERS=parcel,building&amp;FORMAT=image/png&amp;BBOX=645407,227808,645670,227959&amp;WIDTH=600&amp;HEIGHT=350">http://localhost/cgi-bin/mapserv?map=/home/akoel/Projects/tdc/svn/www/htdocs/example.map&amp;</text:a><text:a xlink:type="simple" xlink:href="http://localhost/cgi-bin/mapserv?map=/home/akoel/Projects/tdc/svn/www/htdocs/example.map&amp;pexp=16&amp;MODE=map&amp;LAYERS=parcel,building&amp;FORMAT=image/png&amp;BBOX=645407,227808,645670,227959&amp;WIDTH=600&amp;HEIGHT=350"><text:span text:style-name="T3">pexp=16</text:span></text:a><text:a xlink:type="simple" xlink:href="http://localhost/cgi-bin/mapserv?map=/home/akoel/Projects/tdc/svn/www/htdocs/example.map&amp;pexp=16&amp;MODE=map&amp;LAYERS=parcel,building&amp;FORMAT=image/png&amp;BBOX=645407,227808,645670,227959&amp;WIDTH=600&amp;HEIGHT=350">&amp;</text:a><text:a xlink:type="simple" xlink:href="http://localhost/cgi-bin/mapserv?map=/home/akoel/Projects/tdc/svn/www/htdocs/example.map&amp;pexp=16&amp;MODE=map&amp;LAYERS=parcel,building&amp;FORMAT=image/png&amp;BBOX=645407,227808,645670,227959&amp;WIDTH=600&amp;HEIGHT=350"><text:span text:style-name="T3">MODE=map</text:span></text:a><text:a xlink:type="simple" xlink:href="http://localhost/cgi-bin/mapserv?map=/home/akoel/Projects/tdc/svn/www/htdocs/example.map&amp;pexp=16&amp;MODE=map&amp;LAYERS=parcel,building&amp;FORMAT=image/png&amp;BBOX=645407,227808,645670,227959&amp;WIDTH=600&amp;HEIGHT=350">&amp;LAYERS=parcel,building&amp;FORMAT=image/png&amp;BBOX=645407,227808,645670,227959&amp;WIDTH=600&amp;HEIGHT=350</text:a></text:p>
      <text:p text:style-name="P64"/>
      <text:p text:style-name="P66"/>
      <text:p text:style-name="P64"/>
      <text:p text:style-name="P49"/>
      <text:p text:style-name="P12">layers['highlight'] = new OpenLayers.Layer.MapServer(“map”, </text:p>
      <text:p text:style-name="P12"><text:tab/><text:tab/><text:tab/><text:tab/>/cgi-bin/mapserv?map=/maps/mapfile.map”,</text:p>
      <text:p text:style-name="P12"><text:tab/><text:tab/><text:tab/><text:tab/>{layers:'highlights', format:'image/png', 'ids':0 },</text:p>
      <text:p text:style-name="P12"><text:tab/><text:tab/><text:tab/><text:tab/>{isBaseLayer:false, visibility:true, opacity:0.5, transparaent:true}</text:p>
      <text:p text:style-name="P12"><text:tab/><text:tab/><text:tab/>);</text:p>
      <text:p text:style-name="P29"/>
      <text:p text:style-name="P29"/>
      <text:p text:style-name="P30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5T12:21:48</meta:creation-date>
    <dc:date>2012-08-30T02:53:08</dc:date>
    <meta:editing-duration>PT7H2M14S</meta:editing-duration>
    <meta:editing-cycles>33</meta:editing-cycles>
    <meta:generator>LibreOffice/3.5$Linux_x86 LibreOffice_project/350m1$Build-2</meta:generator>
    <meta:document-statistic meta:table-count="0" meta:image-count="0" meta:object-count="0" meta:page-count="8" meta:paragraph-count="356" meta:word-count="1726" meta:character-count="13960" meta:non-whitespace-character-count="10923"/>
  </office:meta>
</office:document-meta>
</file>